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WinPro PC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WinPro PC</text:p>
          </text:index-title>
          <text:p text:style-name="P2">History<text:tab/>1</text:p>
          <text:p text:style-name="P4">V 0.1.0 30.sep.2023<text:tab/>1</text:p>
          <text:p text:style-name="P2">Intro<text:tab/>1</text:p>
          <text:p text:style-name="P4">Goal<text:tab/>1</text:p>
          <text:p text:style-name="P4">User<text:tab/>1</text:p>
          <text:p text:style-name="P2">Additional Setup<text:tab/>1</text:p>
          <text:p text:style-name="P2">Future<text:tab/>2</text:p>
          <text:p text:style-name="P2">Links<text:tab/>3</text:p>
          <text:p text:style-name="P4">Culture<text:tab/>3</text:p>
          <text:p text:style-name="P4">Profiles<text:tab/>3</text:p>
          <text:p text:style-name="P4">Other<text:tab/>3</text:p>
        </text:index-body>
      </text:table-of-content>
      <text:h text:style-name="Heading_20_1" text:outline-level="1">History</text:h>
      <text:h text:style-name="Heading_20_2" text:outline-level="2">V 0.1.0 30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*</text:p>
      <text:h text:style-name="Heading_20_2" text:outline-level="2">User</text:h>
      <text:p text:style-name="P1">Win-I <text:s/>-&gt; Systemsteuerung</text:p>
      <text:p text:style-name="P1"><text:s/></text:p>
      <text:p text:style-name="Text_20_body">Administrator: aekarina / zkflsk0411</text:p>
      <text:p text:style-name="Text_20_body">Standard user: aegiselle / wlwpf1030</text:p>
      <text:p text:style-name="P1">Alle Sicherheitsfragen: 123456</text:p>
      <text:p text:style-name="P1"/>
      <text:p text:style-name="P1">User zu RDP Servern machen</text:p>
      <text:p text:style-name="P1">PC-Umbenennen</text:p>
      <text:p text:style-name="P1">aekarina</text:p>
      <text:h text:style-name="Heading_20_1" text:outline-level="1">Additional Setup</text:h>
      <text:p text:style-name="Text_20_body"><text:span text:style-name="T1">Control Panel aufrufen:</text:span></text:p>
      <text:p text:style-name="Text_20_body"><text:span text:style-name="T1">Win-R -&gt; </text:span><text:s/><text:span text:style-name="T1">control</text:span> <text:s text:c="3"/></text:p>
      <text:p text:style-name="Text_20_body"><text:soft-page-break/>Windows Options</text:p>
      <text:p text:style-name="Text_20_body">Activate</text:p>
      <text:p text:style-name="Text_20_body">Telnet</text:p>
      <text:p text:style-name="Text_20_body">tftp</text:p>
      <text:h text:style-name="Heading_20_1" text:outline-level="1">Future</text:h>
      <text:p text:style-name="P1">Run jenkins here</text:p>
      <text:p text:style-name="P1">Oscilloscope</text:p>
      <text:p text:style-name="P1">CAN Monitor</text:p>
      <text:p text:style-name="P1"/>
      <text:h text:style-name="P3" text:outline-level="1">Links</text:h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WinPc.odt</text:file-name><text:tab/><text:tab/><text:date style:data-style-name="N75" text:date-value="2023-09-30T22:00:07.54">Sep 30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30T22:00:07.53</dc:date>
    <meta:editing-duration>PT5H29M34S</meta:editing-duration>
    <meta:editing-cycles>93</meta:editing-cycles>
    <meta:generator>OpenOffice/4.1.14$Win32 OpenOffice.org_project/4114m1$Build-9811</meta:generator>
    <meta:document-statistic meta:table-count="0" meta:image-count="0" meta:object-count="0" meta:page-count="3" meta:paragraph-count="44" meta:word-count="94" meta:character-count="582"/>
  </office:meta>
</office:document-meta>
</file>